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1" svg:font-family="Roboto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Tinos"/>
    </style:style>
    <style:style style:name="P2" style:family="paragraph" style:parent-style-name="Standard">
      <style:text-properties style:font-name="Tinos" fo:font-size="16pt" style:font-size-asian="16pt" style:font-size-complex="16pt"/>
    </style:style>
    <style:style style:name="P3" style:family="paragraph" style:parent-style-name="Standard">
      <style:text-properties style:font-name="Tinos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JESUS EM TUA PRESENÇA</text:p>
      <text:p text:style-name="P1"/>
      <text:p text:style-name="P1"><text:span text:style-name="T1">tom:</text:span> D</text:p>
      <text:p text:style-name="P1"><text:span text:style-name="T1">intro:</text:span> D G A</text:p>
      <text:p text:style-name="P1"/>
      <text:p text:style-name="P1">D<text:tab/><text:tab/> <text:s text:c="2"/>G</text:p>
      <text:p text:style-name="P1">Jesus em tua presença</text:p>
      <text:p text:style-name="P1"><text:s text:c="8"/>A<text:tab/><text:tab/><text:tab/>D<text:tab/><text:tab/> <text:s text:c="6"/>G</text:p>
      <text:p text:style-name="P1">Reunimos - nos aqui, comtemplamos tua face</text:p>
      <text:p text:style-name="P1"><text:s text:c="10"/>A<text:tab/> <text:s text:c="5"/>D</text:p>
      <text:p text:style-name="P1">E rendemos nos a ti.</text:p>
      <text:p text:style-name="P1">Bm<text:tab/><text:tab/> <text:s text:c="5"/>F#m<text:tab/><text:tab/> <text:s text:c="4"/>G <text:s text:c="6"/>A <text:s text:c="6"/>D</text:p>
      <text:p text:style-name="P1">Pois um dia a tua morte, trouxe vida a todos nós</text:p>
      <text:p text:style-name="P1">D<text:tab/><text:tab/> <text:s text:c="12"/>G <text:s text:c="9"/>A<text:tab/> <text:s text:c="9"/>D</text:p>
      <text:p text:style-name="P1">E nos deu completo acesso ao coração do pai.</text:p>
      <text:p text:style-name="P1"/>
      <text:p text:style-name="P1"/>
      <text:p text:style-name="P1">Bm<text:tab/><text:tab/>F#m<text:tab/> <text:s text:c="2"/><text:tab/>G <text:s text:c="3"/>A<text:tab/> <text:s text:c="3"/>Bm</text:p>
      <text:p text:style-name="P1">O véu que separava, já não se--pa--ra mais!</text:p>
      <text:p text:style-name="P1">Bm<text:tab/><text:tab/> <text:s text:c="4"/>F#m <text:s text:c="11"/>G<text:tab/> <text:s text:c="8"/>A<text:tab/><text:tab/><text:tab/>E</text:p>
      <text:p text:style-name="P1">A luz que autrora apagava, agora brilha e cada dia brilha mais!</text:p>
      <text:p text:style-name="P1"/>
      <text:p text:style-name="P1">G <text:s text:c="9"/>A <text:s text:c="5"/>D <text:s text:c="7"/>G <text:s text:c="15"/>A <text:s text:c="7"/>Bm</text:p>
      <text:p text:style-name="P1">Só pra te adorar, <text:s text:c="5"/>e fazer teu nome grande!</text:p>
      <text:p text:style-name="P1">G <text:s text:c="6"/>A<text:tab/>F#m <text:s text:c="11"/>E <text:s text:c="9"/>G <text:s text:c="7"/>A <text:s text:c="8"/>D</text:p>
      <text:p text:style-name="P1">E te dar o louvor que é devido...estamos nós aqui...</text:p>
      <text:p text:style-name="P1"/>
      <text:p text:style-name="P1">G <text:s text:c="9"/>A <text:s text:c="5"/>D <text:s text:c="7"/>G <text:s text:c="15"/>A <text:s text:c="7"/>Bm</text:p>
      <text:p text:style-name="P1">Só pra te adorar, <text:s text:c="5"/>e fazer teu nome grande!</text:p>
      <text:p text:style-name="P1">G <text:s text:c="6"/>A<text:tab/>F#m <text:s text:c="11"/>E <text:s text:c="2"/></text:p>
      <text:p text:style-name="P1">E te dar o louvor que é devido</text:p>
      <text:p text:style-name="P1"><text:s text:c="8"/>G <text:s text:c="7"/>A <text:s text:c="6"/>D <text:s text:c="2"/>(Bm – para repetir)</text:p>
      <text:p text:style-name="P1">...estamos nós aqui... <text:s/>(3 x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1" svg:font-family="Roboto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Roboto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Roboto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Roboto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Roboto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Roboto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27T11:40:52</meta:creation-date>
    <dc:date>2016-04-28T14:10:20</dc:date>
    <meta:editing-duration>PT29M39S</meta:editing-duration>
    <meta:editing-cycles>4</meta:editing-cycles>
    <meta:generator>OpenOffice/4.1.2$Linux OpenOffice.org_project/412m3$Build-9782</meta:generator>
    <meta:document-statistic meta:table-count="0" meta:image-count="0" meta:object-count="0" meta:page-count="1" meta:paragraph-count="27" meta:word-count="165" meta:character-count="959"/>
  </office:meta>
</office:document-meta>
</file>